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B0000015BD79626D4395F5EB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71cm" svg:height="9.971cm" svg:x="4.379cm" svg:y="8.729cm">
          <draw:image xlink:href="Pictures/100000000000015B0000015BD79626D4395F5EB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15T11:42:06.224688341</dc:date>
    <meta:editing-duration>PT1M7S</meta:editing-duration>
    <meta:editing-cycles>1</meta:editing-cycles>
    <meta:document-statistic meta:object-count="1"/>
    <meta:generator>LibreOffice/5.1.6.2$Linux_X86_64 LibreOffice_project/10m0$Build-2</meta:generator>
  </office:meta>
</office:document-meta>
</file>